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RecoveryEvent.ActivityRecoveryEvent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Event.setRecovery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Event.getRecovery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ityRecoveryEvent.ActivityRecovery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